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Text_20_body" style:list-style-name="L1">
      <style:text-properties style:font-name="Times New Roman"/>
    </style:style>
    <style:style style:name="P8" style:family="paragraph" style:parent-style-name="Text_20_body" style:list-style-name="L2">
      <style:text-properties style:font-name="Times New Roman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fo:font-style="normal" officeooo:paragraph-rsid="000d1187" style:font-style-asian="normal" style:font-style-complex="normal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0d1187" officeooo:paragraph-rsid="000d1187" style:font-style-asian="italic" style:font-style-complex="italic"/>
    </style:style>
    <style:style style:name="P12" style:family="paragraph" style:parent-style-name="Text_20_body">
      <style:text-properties officeooo:paragraph-rsid="000d1187"/>
    </style:style>
    <style:style style:name="P13" style:family="paragraph" style:parent-style-name="Heading_20_2">
      <style:paragraph-properties fo:margin-top="0.423cm" fo:margin-bottom="0.212cm" loext:contextual-spacing="false" fo:keep-with-next="always"/>
      <style:text-properties style:font-name="Arial" style:font-name-asian="Lucida Sans Unicode" style:font-name-complex="Tahom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118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1187" style:font-style-asian="normal" style:font-style-complex="normal"/>
    </style:style>
    <style:style style:name="T5" style:family="text">
      <style:text-properties officeooo:rsid="000d11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 JasperReport</text:h>
      <text:p text:style-name="Text_20_body"> </text:p>
      <text:h text:style-name="Heading_20_2" text:outline-level="2">Vérification des pré-requis</text:h>
      <text:p text:style-name="P3">Java</text:p>
      <text:p text:style-name="P4">Vérifier la version de Java installé ou installer une version &gt;<text:span text:style-name="T5">=</text:span> Java1.<text:span text:style-name="T5">8</text:span></text:p>
      <text:p text:style-name="P3">Ant</text:p>
      <text:p text:style-name="Text_20_body"><text:span text:style-name="T3">Récupérer une archive de Ant</text:span><text:span text:style-name="T1"> (</text:span><text:a xlink:type="simple" xlink:href="http://ant.apache.org/" text:style-name="Internet_20_link" text:visited-style-name="Visited_20_Internet_20_Link"><text:span text:style-name="T1">http://ant.apache.org</text:span></text:a><text:span text:style-name="T1">)</text:span></text:p>
      <text:p text:style-name="P4">Dézipper et placer $ANT_HOME/bin dans la variable PATH</text:p>
      <text:p text:style-name="P11">Ivy</text:p>
      <text:p text:style-name="P12"><text:span text:style-name="T3">Récupérer une archive de </text:span><text:span text:style-name="T4">Apache Ivy</text:span><text:span text:style-name="T1"> (</text:span><text:a xlink:type="simple" xlink:href="http://ant.apache.org/" text:style-name="Internet_20_link" text:visited-style-name="Visited_20_Internet_20_Link"><text:span text:style-name="T1">http://ant.apache.org</text:span></text:a><text:span text:style-name="T1">/</text:span><text:span text:style-name="T2">ivy</text:span><text:span text:style-name="T1">)</text:span></text:p>
      <text:p text:style-name="P10">Dézipper et placer <text:span text:style-name="T5">le jar dans </text:span>$ANT_HOME/<text:span text:style-name="T5">lib</text:span></text:p>
      <text:h text:style-name="Heading_20_2" text:outline-level="2">Installation JasperReport</text:h>
      <text:p text:style-name="P1">Récupérer l'archive et l'extraire dans le répertoire d'installation.</text:p>
      <text:h text:style-name="P13" text:outline-level="2">Exécution des exemples</text:h>
      <text:p text:style-name="P2">Démarrage de la base de données exemple</text:p>
      <text:p text:style-name="P1">La base de données exemple est une base HyperSonic incluse dans a distribution. </text:p>
      <text:list xml:id="list163834392" text:style-name="L1">
        <text:list-item>
          <text:p text:style-name="P7">Pour démarrer, le serveur : </text:p>
        </text:list-item>
      </text:list>
      <text:p text:style-name="P1">Lancer la commande <text:span text:style-name="T1">ant runServer</text:span> dans le répertoire <text:span text:style-name="T1">$JS_HOME/demo/hsqldb</text:span> </text:p>
      <text:list xml:id="list3098590238" text:style-name="L2">
        <text:list-item>
          <text:p text:style-name="P8">Pour accéder à la base des exemples avec un client</text:p>
        </text:list-item>
      </text:list>
      <text:p text:style-name="P1">Lancer la commande <text:span text:style-name="T1">ant runManager</text:span> dans le répertoire <text:span text:style-name="T1">$JS_HOME/demo/hsqldb. </text:span><text:span text:style-name="T3">Puis configurer une connexion de type « HSQL Database Engine Server » avec une connexion à localhost</text:span></text:p>
      <text:p text:style-name="P1">Visualiser les tables de la base exemples, exécuter quelques requêtes SQL.</text:p>
      <text:p text:style-name="P1"/>
      <text:p text:style-name="P2">Génération des rapports exemples</text:p>
      <text:p text:style-name="P1">Tous les répertoires de <text:span text:style-name="T1">demo/samples</text:span> contiennent des scripts <text:span text:style-name="T1">ant</text:span> permettant de générer les rapports exemples de la distribution. </text:p>
      <text:p text:style-name="P1">La commande <text:span text:style-name="T1">ant -p</text:span> dans un répertoire exemple permet de lister toutes les commandes disponibles prévues. La commande <text:span text:style-name="T1">ant &lt;target&gt;</text:span> exécute ensuite une des commandes.</text:p>
      <text:p text:style-name="P1">Exécuter les commandes afin de visualiser les rapports contenu dans le répertoire <text:span text:style-name="T1">subreport</text:span> et <text:span text:style-name="T1">charts</text:span>. Attention les commandes doivent respecter la séquence de génération d'un rapport. </text:p>
      <text:p text:style-name="P1">Générer les rapports en différents form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David THIBAU</meta:initial-creator>
    <meta:creation-date>2006-09-24T22:34:28</meta:creation-date>
    <dc:date>2019-01-15T09:26:52.320472685</dc:date>
    <dc:language>fr-FR</dc:language>
    <meta:editing-cycles>27</meta:editing-cycles>
    <meta:editing-duration>PT2H45M43S</meta:editing-duration>
    <meta:document-statistic meta:table-count="0" meta:image-count="0" meta:object-count="0" meta:page-count="1" meta:paragraph-count="26" meta:word-count="223" meta:character-count="1537" meta:non-whitespace-character-count="1335"/>
    <meta:user-defined meta:name="Info 1"/>
    <meta:user-defined meta:name="Info 2"/>
    <meta:user-defined meta:name="Info 3"/>
    <meta:user-defined meta:name="Info 4"/>
  </office:meta>
</office:document-meta>
</file>